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" text:name="LTsp_HasSettings"/>
        <text:user-field-decl office:value-type="string" office:string-value="\lx \cf \xv" text:name="LTsp_SFM_Markers"/>
        <text:user-field-decl office:value-type="string" office:string-value="ReplacementCCT" text:name="LTsp_ExportType"/>
      </text:user-field-decls>
      <text:p text:style-name="Standard">This document stores Spelling settings. <text:s/>Please leave it open while using Spelling. <text:s/>If you want to keep the settings to use again later, then save this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3-03-08T13:22:31</meta:creation-date>
    <dc:date>2013-03-08T13:44:07</dc:date>
    <dc:creator>Jim Kornelsen</dc:creator>
    <meta:editing-duration>PT5M35S</meta:editing-duration>
    <meta:editing-cycles>1</meta:editing-cycles>
    <meta:document-statistic meta:table-count="0" meta:image-count="0" meta:object-count="0" meta:page-count="1" meta:paragraph-count="1" meta:word-count="27" meta:character-count="162" meta:non-whitespace-character-count="134"/>
    <meta:generator>LibreOffice/4.0.1.2$Linux_x86 LibreOffice_project/400m0$Build-2</meta:generator>
  </office:meta>
</office:document-meta>
</file>